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6pt" style:text-underline-style="solid" style:text-underline-width="auto" style:text-underline-color="font-color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#ffff00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King</text:p>
      <text:p text:style-name="P1">Assembly Study sheet</text:p>
      <text:p text:style-name="P1"/>
      <text:p text:style-name="P1">ASCII REFERANCE</text:p>
      <text:p text:style-name="P1">48d:0, 57d:9, 65d:A, 90d:Z, 97:a, 122:z </text:p>
      <text:p text:style-name="P1">CHAPTER 1</text:p>
      <text:p text:style-name="P1"><text:s/>Addition: carry at base: becoems a one</text:p>
      <text:p text:style-name="P1">Neg Numbers: left mose denotes sign</text:p>
      <text:p text:style-name="P1">TWOs complimant: flip bits then add one</text:p>
      <text:p text:style-name="P1">BI to DEC : repeated division by 10d</text:p>
      <text:p text:style-name="P1"><text:tab/>1010b / <text:s/>num -&gt; 1010 / remainder -&gt; until cant</text:p>
      <text:p text:style-name="P1"/>
      <text:p text:style-name="P1">CHAPTER 2</text:p>
      <text:p text:style-name="P1">Registers: ax,bx,cx,dx</text:p>
      <text:p text:style-name="P1">Sizes: DB,DW,DD,DQ,DT</text:p>
      <text:p text:style-name="P1">Var DW <text:tab/>NUM <text:tab/>DUP(val)</text:p>
      <text:p text:style-name="P1"/>
      <text:p text:style-name="P1">CHAPTER 3</text:p>
      <text:p text:style-name="P1"><text:span text:style-name="T1">_PutStr, MOD:AX,DX</text:span></text:p>
      <text:p text:style-name="P1"><text:span text:style-name="T1">_</text:span>GetStr, <text:span text:style-name="T1">MOD:??????</text:span></text:p>
      <text:p text:style-name="P1">_PutCh, <text:span text:style-name="T1">MOD:AX,DX</text:span></text:p>
      <text:p text:style-name="P1">_GetCh, <text:span text:style-name="T1">MOD:AX,DX result in DL</text:span></text:p>
      <text:p text:style-name="P1">_GetDate <text:span text:style-name="T1">MOD:AX,CX,DX </text:span></text:p>
      <text:p text:style-name="P1"><text:span text:style-name="T1">result: <text:tab/>dh=month(01-12)</text:span></text:p>
      <text:p text:style-name="P1"><text:span text:style-name="T1"><text:tab/>dl=day(01-31)</text:span></text:p>
      <text:p text:style-name="P1"><text:span text:style-name="T1"><text:tab/>cx=year(XXXX)</text:span></text:p>
      <text:p text:style-name="P1"><text:span text:style-name="T1"><text:tab/>al=weekday(0-6)</text:span></text:p>
      <text:p text:style-name="P1"><text:span text:style-name="T1"><text:s text:c="6"/>CONSTANTS: var EQU val</text:span></text:p>
      <text:p text:style-name="P1"><text:span text:style-name="T1"><text:s text:c="6"/>SIGN EXTENSION: </text:span><text:span text:style-name="T2">cbw,cwd,cdq </text:span><text:span text:style-name="T1">:start in ax</text:span></text:p>
      <text:p text:style-name="P1"><text:span text:style-name="T1">External Subroutines</text:span></text:p>
      <text:p text:style-name="P1"><text:span text:style-name="T1"><text:tab/></text:span><text:span text:style-name="T2">ETRN GetDec: NEAR, PutDec: NEAR</text:span></text:p>
      <text:p text:style-name="P1"><text:span text:style-name="T1"><text:tab/>MUST BE CALLED</text:span></text:p>
      <text:p text:style-name="P1"><text:span text:style-name="T1"><text:tab/>command: tlink name,,,util /s /v</text:span></text:p>
      <text:p text:style-name="P1"><text:span text:style-name="T1">CHAPTER 4</text:span></text:p>
      <text:p text:style-name="P1"><text:span text:style-name="T1">Add: </text:span><text:span text:style-name="T2">add <text:tab/>dest,source</text:span></text:p>
      <text:p text:style-name="P1"><text:span text:style-name="T1">Subtr: </text:span><text:span text:style-name="T2">sub<text:tab/>dest,source</text:span><text:span text:style-name="T1"> <text:s text:c="2"/>ex: dest-source</text:span></text:p>
      <text:p text:style-name="P1"><text:span text:style-name="T1">Crement: </text:span><text:span text:style-name="T2">INC/DEC</text:span></text:p>
      <text:p text:style-name="P1"><text:span text:style-name="T1">Neagation: </text:span><text:span text:style-name="T2">neg<text:tab/>dest</text:span></text:p>
      <text:p text:style-name="P1">Unsigned Multiply:</text:p>
      <text:p text:style-name="P1"><text:tab/><text:span text:style-name="T3">mul <text:tab/>parameter</text:span></text:p>
      <text:p text:style-name="P1"><text:tab/>product = AX * parameter</text:p>
      <text:p text:style-name="P1"><text:tab/>must be same size</text:p>
      <text:p text:style-name="P1"><text:tab/>product will be double the size</text:p>
      <text:p text:style-name="P1"><text:tab/>product od double word in DX(high) then AX</text:p>
      <text:p text:style-name="P1">Unsigned Divide:</text:p>
      <text:p text:style-name="P1"><text:tab/>must be word div by byte</text:p>
      <text:p text:style-name="P1"><text:tab/><text:span text:style-name="T3">div<text:tab/>par</text:span></text:p>
      <text:p text:style-name="P1"><text:tab/>quotent = <text:s/>AX / par</text:p>
      <text:p text:style-name="P1"><text:tab/>remainder in high, quot. In low</text:p>
      <text:p text:style-name="P1"><text:tab/> <text:s text:c="3"/>ex: ax-&gt; ah(rem), al(quot.)</text:p>
      <text:p text:style-name="P1">Signed Mul</text:p>
      <text:p text:style-name="P1"><text:tab/><text:span text:style-name="T3">imul<text:tab/>neg_num</text:span></text:p>
      <text:p text:style-name="P1">Signed Div</text:p>
      <text:p text:style-name="P1"><text:tab/>must be word div by byte</text:p>
      <text:p text:style-name="P1"><text:tab/><text:span text:style-name="T3">idiv<text:tab/>par</text:span><text:tab/></text:p>
      <text:p text:style-name="P1">CHAPTER 5</text:p>
      <text:p text:style-name="P1"/>
      <text:p text:style-name="P1">compare and Branch: cmp op1, op2</text:p>
      <text:p text:style-name="P1">Signed Jump Ops</text:p>
      <text:p text:style-name="P1"><text:tab/>jmp<text:tab/>always</text:p>
      <text:p text:style-name="P1"><text:tab/>je<text:tab/>==</text:p>
      <text:p text:style-name="P1"><text:tab/>jne<text:tab/>!=</text:p>
      <text:p text:style-name="P1"><text:tab/>jg/jnle<text:tab/>op1&gt;op2</text:p>
      <text:p text:style-name="P1"><text:tab/>jge/jnl<text:tab/>op1&gt;=op2</text:p>
      <text:p text:style-name="P1"><text:tab/>jnge/jl<text:tab/>op1&lt;op2</text:p>
      <text:p text:style-name="P1"><text:tab/>jng/jle<text:tab/>op1&lt;=op2</text:p>
      <text:p text:style-name="P1">Loops</text:p>
      <text:p text:style-name="P1"><text:tab/>LoopTop:</text:p>
      <text:p text:style-name="P1"><text:tab/>CX used for counting</text:p>
      <text:p text:style-name="P1"/>
      <text:p text:style-name="P1">Unsigned Jump Ops</text:p>
      <text:p text:style-name="P1"><text:tab/>ja/jnbe<text:tab/>op1&gt; op2</text:p>
      <text:p text:style-name="P1"><text:tab/>jae/jnb<text:tab/>op1&gt;=op2</text:p>
      <text:p text:style-name="P1"><text:tab/>jb/jnae<text:tab/>op1&lt;op2</text:p>
      <text:p text:style-name="P1"><text:tab/>jbe/jna<text:tab/>op1&lt;=op2</text:p>
      <text:p text:style-name="P1"/>
      <text:p text:style-name="P1">Math Jump Ops</text:p>
      <text:p text:style-name="P1"><text:tab/>op<text:tab/>when jump</text:p>
      <text:p text:style-name="P1"><text:tab/>jz<text:tab/>0</text:p>
      <text:p text:style-name="P1"><text:tab/>jnz<text:tab/>!0</text:p>
      <text:p text:style-name="P1"><text:tab/>jc<text:tab/>carry</text:p>
      <text:p text:style-name="P1"><text:tab/>jnc<text:tab/>no carry</text:p>
      <text:p text:style-name="P1"><text:tab/>jo<text:tab/>overflow</text:p>
      <text:p text:style-name="P1"><text:tab/>jno<text:tab/>no overflow</text:p>
      <text:p text:style-name="P1"><text:tab/>js<text:tab/>negitive</text:p>
      <text:p text:style-name="P1"><text:tab/>jns<text:tab/>positive</text:p>
      <text:p text:style-name="P1">Chapter 6</text:p>
      <text:p text:style-name="P1">subprograms</text:p>
      <text:p text:style-name="P1"><text:s text:c="5"/>use the stack that has already been made</text:p>
      <text:p text:style-name="P1"><text:s text:c="5"/>Stack: push/pop POP USES WORD</text:p>
      <text:p text:style-name="P1">see ex. Extrn subprogr</text:p>
      <text:p text:style-name="P1"/>
      <text:p text:style-name="P1">CHAPTER 7</text:p>
      <text:p text:style-name="P1">numeric IO</text:p>
      <text:p text:style-name="P1"><text:tab/>know where it is in binary</text:p>
      <text:p text:style-name="P1"><text:tab/>convert to decimal(repeated div by 10)</text:p>
      <text:p text:style-name="P1">CHAPTER 9</text:p>
      <text:p text:style-name="P1">Bitwise Ops apply bit to bit(DO NOT ADD)</text:p>
      <text:p text:style-name="P1"><text:tab/>and</text:p>
      <text:p text:style-name="P1"><text:tab/>or</text:p>
      <text:p text:style-name="P1"><text:tab/>xor</text:p>
      <text:p text:style-name="P1"><text:tab/>not</text:p>
      <text:p text:style-name="P1">Shifts: does it cl times</text:p>
      <text:p text:style-name="P1"><text:tab/>shl/shr(CF unaffected)</text:p>
      <text:p text:style-name="P1"><text:tab/>sal/sar(keeps sign), </text:p>
      <text:p text:style-name="P1"><text:tab/>rol/ror(sets the carry flag then rolls, no new data)</text:p>
      <text:p text:style-name="P1"><text:tab/>rcl/rcr(through carry flag aka adds carry flag to it)</text:p>
      <text:p text:style-name="P1"/>
      <text:p text:style-name="P1">CHAPTER 10</text:p>
      <text:p text:style-name="P1">Arrays: word sized must double the index</text:p>
      <text:p text:style-name="P1">They use BX,BP,SI,DI. Contents can be moves elsewhere</text:p>
      <text:p text:style-name="P1">addressing directly: <text:tab/>mov array, ax ;moves contents</text:p>
      <text:p text:style-name="P1">direct offset<text:tab/><text:tab/>mov regX A + index ;moves contents</text:p>
      <text:p text:style-name="P1">offset<text:tab/><text:tab/>mov bx <text:span text:style-name="T3">OFFSET</text:span> A+idx ;moves addr</text:p>
      <text:p text:style-name="P1">load effective addr<text:tab/><text:span text:style-name="T3">lea</text:span> bx, A + index</text:p>
      <text:p text:style-name="P1"/>
      <text:p text:style-name="P1">CHAPTER 17</text:p>
      <text:p text:style-name="P1">String Processing:</text:p>
      <text:p text:style-name="P1">set direction: <text:span text:style-name="T3">cld</text:span>(l to r)/<text:span text:style-name="T3">std</text:span>(r to l)</text:p>
      <text:p text:style-name="P1">pepeat a command cx times: <text:span text:style-name="T3">rep</text:span></text:p>
      <text:p text:style-name="P2"><text:span text:style-name="T4">MUST SET SI AND DI FIRST : </text:span><text:span text:style-name="T2">lea SI, string</text:span></text:p>
      <text:p text:style-name="P1"><text:span text:style-name="T3">movs</text:span>(uses SI and DI)</text:p>
      <text:p text:style-name="P1"><text:span text:style-name="T3">cmps</text:span>(SI+DI use jb, je, ja)</text:p>
      <text:p text:style-name="P1"><text:span text:style-name="T3">lods</text:span>(SI. To reg from array)</text:p>
      <text:p text:style-name="P1"><text:span text:style-name="T3">stos</text:span>(DI. To array from reg)</text:p>
      <text:p text:style-name="P1"><text:span text:style-name="T3">scas</text:span>(DI. Looks for value in array that matches AX)</text:p>
      <text:p text:style-name="P1"/>
      <text:p text:style-name="P1">CHAPTER 18</text:p>
      <text:p text:style-name="P1">Files: <text:span text:style-name="T3">movzx</text:span></text:p>
      <text:p text:style-name="P1">File name: max 8chars, 0 terminated(var DB "",0)</text:p>
      <text:p text:style-name="P1">Handles: word size</text:p>
      <text:p text:style-name="P1"><text:s/><text:tab/>0: keyboard</text:p>
      <text:p text:style-name="P1"><text:tab/>1: screen</text:p>
      <text:p text:style-name="P1"><text:tab/>2: error output</text:p>
      <text:p text:style-name="P1"><text:tab/>3: Aux device</text:p>
      <text:p text:style-name="P1"><text:tab/>4: printer</text:p>
      <text:p text:style-name="P1">Error codes</text:p>
      <text:p text:style-name="P1"><text:tab/>1: invalid function code</text:p>
      <text:p text:style-name="P1"><text:tab/>2:File not found</text:p>
      <text:p text:style-name="P1"><text:tab/>3:Path not found</text:p>
      <text:p text:style-name="P1"><text:tab/>4:all handles in use</text:p>
      <text:p text:style-name="P1"><text:tab/>5:access denied</text:p>
      <text:p text:style-name="P1"><text:tab/>6:invalid handle</text:p>
      <text:p text:style-name="P1"><text:tab/>C:invalid access code</text:p>
      <text:p text:style-name="P1"><text:tab/>F:invalide drive</text:p>
      <text:p text:style-name="P1"><text:tab/>10: attempt to remove current dir.</text:p>
      <text:p text:style-name="P1"><text:tab/>11:not the same device</text:p>
      <text:p text:style-name="P1"><text:tab/>12: no more file to be found</text:p>
      <text:p text:style-name="P1">Open New:</text:p>
      <text:p text:style-name="P1"><text:tab/>ah:3Ch</text:p>
      <text:p text:style-name="P1"><text:tab/>DX: filename address</text:p>
      <text:p text:style-name="P1"><text:tab/>CL: (0 = normal, 1 = read only)</text:p>
      <text:p text:style-name="P1"><text:tab/>RESULT: file handle in AX</text:p>
      <text:p text:style-name="P1"><text:tab/>Errors: 3,4,5</text:p>
      <text:p text:style-name="P1">Open Existing:</text:p>
      <text:p text:style-name="P1"><text:tab/>AH: 3Dh</text:p>
      <text:p text:style-name="P1"><text:tab/>DX: filename addr</text:p>
      <text:p text:style-name="P1"><text:tab/>AL:(0=read, 1= write, 2= both)</text:p>
      <text:p text:style-name="P1"><text:tab/>RESULT: handle in AX </text:p>
      <text:p text:style-name="P1"><text:tab/>Errors: 2,4,5,12</text:p>
      <text:p text:style-name="P1">Close File</text:p>
      <text:p text:style-name="P1"><text:tab/>AH: 3Eh</text:p>
      <text:p text:style-name="P1"><text:tab/>BX: file handle</text:p>
      <text:p text:style-name="P1"><text:tab/>ErrorS: 6</text:p>
      <text:p text:style-name="P1">Read:</text:p>
      <text:p text:style-name="P1"><text:tab/>AH: 3Fh</text:p>
      <text:p text:style-name="P1"><text:tab/>BX: handle</text:p>
      <text:p text:style-name="P1"><text:tab/>CX: # of bytes to read</text:p>
      <text:p text:style-name="P1"><text:tab/>DX: mem addr to read into</text:p>
      <text:p text:style-name="P1"><text:tab/>RESULT: AX: # of bytes read in</text:p>
      <text:p text:style-name="P1"><text:tab/>Errors: 5,6</text:p>
      <text:p text:style-name="P1"><text:tab/>TEST: ax==cx, ax==0</text:p>
      <text:p text:style-name="P1">Write:</text:p>
      <text:p text:style-name="P1"><text:tab/>AH: 40h</text:p>
      <text:p text:style-name="P1"><text:tab/>BX:handle</text:p>
      <text:p text:style-name="P1"><text:tab/>CX: # of bytes to write out</text:p>
      <text:p text:style-name="P1"><text:tab/>DX: mem addr to write from </text:p>
      <text:p text:style-name="P1"><text:tab/>RESULT: AX: # of bytes written</text:p>
      <text:p text:style-name="P1"><text:tab/>TEST: ax!=0(disk full), ax &lt; cx(no full bufer write)<text:tab/></text:p>
      <text:p text:style-name="P1"><text:tab/></text:p>
      <text:p text:style-name="P1">////////////////////////////////////////////////////////////////////////////////////////////////</text:p>
      <text:p text:style-name="P1">main prog: PUBLIC varSome AND DEFINE IT</text:p>
      <text:p text:style-name="P1"><text:tab/> varSome DW ?</text:p>
      <text:p text:style-name="P1"><text:s/><text:tab/>must do: EXTRN SubProgName: NEAR</text:p>
      <text:p text:style-name="P2">EXTERNAL SUB ROUTINE</text:p>
      <text:p text:style-name="P1"/>
      <text:p text:style-name="P1">TITLE sub</text:p>
      <text:p text:style-name="P1">INCLUDE PCMAC.INC</text:p>
      <text:p text:style-name="P1"><text:tab/>.model SMALL</text:p>
      <text:p text:style-name="P1"><text:tab/>.386</text:p>
      <text:p text:style-name="P1"><text:tab/>.DATA</text:p>
      <text:p text:style-name="P1"><text:tab/>EXTRN varSome:word</text:p>
      <text:p text:style-name="P1"><text:tab/>.Code</text:p>
      <text:p text:style-name="P1"><text:tab/>PUBLIC SubProgName</text:p>
      <text:p text:style-name="P1">SubProgName<text:tab/><text:tab/>PROC NEAR</text:p>
      <text:p text:style-name="P1"><text:tab/>.....</text:p>
      <text:p text:style-name="P1"><text:tab/>ret</text:p>
      <text:p text:style-name="P1">SubProgName<text:tab/><text:tab/>ENDP</text:p>
      <text:p text:style-name="P1"><text:tab/><text:tab/>END</text:p>
      <text:p text:style-name="P1"/>
      <text:p text:style-name="P2">MAIN PROGRAM SHELL</text:p>
      <text:p text:style-name="P1"><text:tab/></text:p>
      <text:p text:style-name="P1">TITLE main</text:p>
      <text:p text:style-name="P1">INCLUDE PCMAC.INC</text:p>
      <text:p text:style-name="P1"><text:tab/>.model SMALL</text:p>
      <text:p text:style-name="P1"><text:tab/>.386</text:p>
      <text:p text:style-name="P1"><text:tab/>.STACK 100h</text:p>
      <text:p text:style-name="P1"><text:tab/>.DATA</text:p>
      <text:p text:style-name="P1">PUBLIC varSome </text:p>
      <text:p text:style-name="P1">varSome DW ?</text:p>
      <text:p text:style-name="P1"><text:tab/>.Code<text:tab/></text:p>
      <text:p text:style-name="P1"><text:tab/>EXTRN SubProgName: NEAR</text:p>
      <text:p text:style-name="P1">main<text:tab/>PROC NEAR</text:p>
      <text:p text:style-name="P1"><text:tab/>mov ax,@DATA</text:p>
      <text:p text:style-name="P1"><text:tab/>mov ds,ax</text:p>
      <text:p text:style-name="P1"><text:tab/>mov es,ax</text:p>
      <text:p text:style-name="P1"><text:tab/>......</text:p>
      <text:p text:style-name="P1"><text:tab/>call SubProgName</text:p>
      <text:p text:style-name="P1"><text:tab/>;dont forget ret in sub programs</text:p>
      <text:p text:style-name="P1">main<text:tab/>ENDP</text:p>
      <text:p text:style-name="P1"><text:tab/>END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in">
          <style:column style:rel-width="3212*" fo:start-indent="0in" fo:end-indent="0in"/>
          <style:column style:rel-width="3212*" fo:start-indent="0in" fo:end-indent="0in"/>
          <style:column style:rel-width="3213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5H16M15S</meta:editing-duration>
    <meta:editing-cycles>8</meta:editing-cycles>
    <meta:generator>OpenOffice.org/3.1$Win32 OpenOffice.org_project/310m19$Build-9420</meta:generator>
    <dc:date>2016-05-12T23:33:10.31</dc:date>
    <dc:creator>Gary King</dc:creator>
    <meta:document-statistic meta:table-count="0" meta:image-count="0" meta:object-count="0" meta:page-count="1" meta:paragraph-count="209" meta:word-count="698" meta:character-count="4153"/>
    <meta:user-defined meta:name="Info 1"/>
    <meta:user-defined meta:name="Info 2"/>
    <meta:user-defined meta:name="Info 3"/>
    <meta:user-defined meta:name="Info 4"/>
  </office:meta>
</office:document-meta>
</file>